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="Times New Roman1"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style:font-name="Times New Roman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1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lijiao</meta:initial-creator>
    <meta:creation-date>2008-05-13T13:17:29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0" meta:character-count="0"/>
  </office:meta>
</office:document-meta>
</file>